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DejaVu Sans2" svg:font-family="'DejaVu Sans'" style:font-family-generic="roman"/>
    <style:font-face style:name="Liberation Serif" svg:font-family="'Liberation Serif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Times New Roman" fo:font-size="12pt" fo:font-weight="bold" officeooo:paragraph-rsid="0013868f" style:font-size-asian="12pt" style:font-weight-asian="bold" style:font-size-complex="12pt" style:font-weight-complex="bold"/>
    </style:style>
    <style:style style:name="P6" style:family="paragraph" style:parent-style-name="Heading_20_1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7" style:family="paragraph" style:parent-style-name="Heading_20_2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10pt" fo:language="fr" fo:country="FR" style:language-asian="zxx" style:country-asian="none" style:language-complex="zxx" style:country-complex="none"/>
    </style:style>
    <style:style style:name="T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adre1" text:anchor-type="paragraph" svg:x="-0.041cm" svg:y="0.079cm" svg:width="6.57cm" draw:z-index="0"><draw:text-box fo:min-height="6.969cm"><text:p text:style-name="P3"><text:span text:style-name="T1"><office:annotation><dc:creator>Gauthier Bastien</dc:creator><dc:date>2011-01-13T14:56:41</dc:date><text:p><text:span text:style-name="T4">do text</text:span></text:p><text:p><text:span text:style-name="T4">from pod(content=header.get_file().data, format='odt')</text:span></text:p></office:annotation></text:span><text:span text:style-name="T3">Import depuis header.odt</text:span></text:p><text:h text:style-name="P6" text:outline-level="1"/></draw:text-box></draw:frame></text:p>
      <text:h text:style-name="P6" text:outline-level="1"/>
      <text:p text:style-name="P2"/>
      <text:p text:style-name="P2"/>
      <text:p text:style-name="P2"/>
      <text:p text:style-name="P2"/>
      <text:p text:style-name="P2"/>
      <text:h text:style-name="P6" text:outline-level="1"><text:text-input text:description="">context.title</text:text-input></text:h>
      <text:h text:style-name="P7" text:outline-level="2"><text:text-input text:description="">context.description</text:text-input></text:h>
      <text:p text:style-name="P1"><office:annotation><dc:creator>Ngaha </dc:creator><dc:date>2014-11-27T16:38:12</dc:date><text:p><text:span text:style-name="T5">do text for brain in view.real_context.results()</text:span></text:p></office:annotation><text:span text:style-name="T2"><text:text-input text:description="">brain.Title()</text:text-input></text:span><text:span text:style-name="T2"><text:s/></text:span><text:span text:style-name="T1">-- Par </text:span><text:span text:style-name="T1"><text:text-input text:description="">brain.Author()['username']</text:text-input></text:span><text:span text:style-name="T1"><text:s/>-- Dernière modification </text:span><text:span text:style-name="T1"><text:text-input text:description="">view.get_slash_separated_date(brain.ModificationDate())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DejaVu Sans2" svg:font-family="'DejaVu Sans'" style:font-family-generic="roman"/>
    <style:font-face style:name="Liberation Serif" svg:font-family="'Liberation Serif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mon Delcourt</meta:initial-creator>
    <meta:creation-date>2014-07-02T15:43:15</meta:creation-date>
    <dc:date>2021-02-12T09:30:24.281572863</dc:date>
    <meta:editing-duration>PT18M11S</meta:editing-duration>
    <meta:editing-cycles>35</meta:editing-cycles>
    <meta:generator>LibreOffice/6.4.6.2$Linux_X86_64 LibreOffice_project/40$Build-2</meta:generator>
    <meta:document-statistic meta:table-count="0" meta:image-count="0" meta:object-count="0" meta:page-count="1" meta:paragraph-count="4" meta:word-count="23" meta:character-count="194" meta:non-whitespace-character-count="185"/>
  </office:meta>
</office:document-meta>
</file>